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95335"/>
          <table:table-cell office:value-type="float" office:value="1.55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6.0"/>
          <table:table-cell office:value-type="float" office:value="1572.0"/>
          <table:table-cell office:value-type="float" office:value="149672.0"/>
          <table:table-cell office:value-type="float" office:value="516099.0"/>
          <table:table-cell office:value-type="float" office:value="194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5677"/>
          <table:table-cell office:value-type="float" office:value="2.842"/>
          <table:table-cell office:value-type="float" office:value="1.48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337.0"/>
          <table:table-cell office:value-type="float" office:value="27677.0"/>
          <table:table-cell office:value-type="float" office:value="149672.0"/>
          <table:table-cell office:value-type="float" office:value="516099.0"/>
          <table:table-cell office:value-type="float" office:value="194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4327"/>
          <table:table-cell office:value-type="float" office:value="1.219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1.0"/>
          <table:table-cell office:value-type="float" office:value="1597.0"/>
          <table:table-cell office:value-type="float" office:value="125006.0"/>
          <table:table-cell office:value-type="float" office:value="435319.0"/>
          <table:table-cell office:value-type="float" office:value="171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40427"/>
          <table:table-cell office:value-type="float" office:value="2.012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40.0"/>
          <table:table-cell office:value-type="float" office:value="5492.0"/>
          <table:table-cell office:value-type="float" office:value="149672.0"/>
          <table:table-cell office:value-type="float" office:value="516099.0"/>
          <table:table-cell office:value-type="float" office:value="194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1554"/>
          <table:table-cell office:value-type="float" office:value="3.382"/>
          <table:table-cell office:value-type="float" office:value="2.05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5810.0"/>
          <table:table-cell office:value-type="float" office:value="27637.0"/>
          <table:table-cell office:value-type="float" office:value="149672.0"/>
          <table:table-cell office:value-type="float" office:value="516099.0"/>
          <table:table-cell office:value-type="float" office:value="194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2634"/>
          <table:table-cell office:value-type="float" office:value="0.83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7.0"/>
          <table:table-cell office:value-type="float" office:value="1493.0"/>
          <table:table-cell office:value-type="float" office:value="125006.0"/>
          <table:table-cell office:value-type="float" office:value="435319.0"/>
          <table:table-cell office:value-type="float" office:value="1715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83143"/>
          <table:table-cell office:value-type="float" office:value="1.43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602.0"/>
          <table:table-cell office:value-type="float" office:value="149672.0"/>
          <table:table-cell office:value-type="float" office:value="516097.0"/>
          <table:table-cell office:value-type="float" office:value="195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6494"/>
          <table:table-cell office:value-type="float" office:value="1.387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99.0"/>
          <table:table-cell office:value-type="float" office:value="149672.0"/>
          <table:table-cell office:value-type="float" office:value="516097.0"/>
          <table:table-cell office:value-type="float" office:value="194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5876"/>
          <table:table-cell office:value-type="float" office:value="1.04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1156.0"/>
          <table:table-cell office:value-type="float" office:value="125006.0"/>
          <table:table-cell office:value-type="float" office:value="435317.0"/>
          <table:table-cell office:value-type="float" office:value="1704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27018"/>
          <table:table-cell office:value-type="float" office:value="1.868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39.0"/>
          <table:table-cell office:value-type="float" office:value="3985.0"/>
          <table:table-cell office:value-type="float" office:value="149672.0"/>
          <table:table-cell office:value-type="float" office:value="516107.0"/>
          <table:table-cell office:value-type="float" office:value="195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2112"/>
          <table:table-cell office:value-type="float" office:value="2.454"/>
          <table:table-cell office:value-type="float" office:value="1.14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607.0"/>
          <table:table-cell office:value-type="float" office:value="9346.0"/>
          <table:table-cell office:value-type="float" office:value="149672.0"/>
          <table:table-cell office:value-type="float" office:value="516107.0"/>
          <table:table-cell office:value-type="float" office:value="194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552"/>
          <table:table-cell office:value-type="float" office:value="1.816"/>
          <table:table-cell office:value-type="float" office:value="0.8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82.0"/>
          <table:table-cell office:value-type="float" office:value="8709.0"/>
          <table:table-cell office:value-type="float" office:value="125006.0"/>
          <table:table-cell office:value-type="float" office:value="435327.0"/>
          <table:table-cell office:value-type="float" office:value="1719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96947"/>
          <table:table-cell office:value-type="float" office:value="1.586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91.0"/>
          <table:table-cell office:value-type="float" office:value="1527.0"/>
          <table:table-cell office:value-type="float" office:value="149672.0"/>
          <table:table-cell office:value-type="float" office:value="516108.0"/>
          <table:table-cell office:value-type="float" office:value="194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5836"/>
          <table:table-cell office:value-type="float" office:value="1.599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4.0"/>
          <table:table-cell office:value-type="float" office:value="2766.0"/>
          <table:table-cell office:value-type="float" office:value="149672.0"/>
          <table:table-cell office:value-type="float" office:value="516108.0"/>
          <table:table-cell office:value-type="float" office:value="194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7121"/>
          <table:table-cell office:value-type="float" office:value="1.515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2.0"/>
          <table:table-cell office:value-type="float" office:value="6887.0"/>
          <table:table-cell office:value-type="float" office:value="125006.0"/>
          <table:table-cell office:value-type="float" office:value="435328.0"/>
          <table:table-cell office:value-type="float" office:value="1724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22487"/>
          <table:table-cell office:value-type="float" office:value="0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335"/>
          <table:table-cell office:value-type="float" office:value="0.8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8689"/>
          <table:table-cell office:value-type="float" office:value="0.5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99236"/>
          <table:table-cell office:value-type="float" office:value="1.538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4.0"/>
          <table:table-cell office:value-type="float" office:value="5395.0"/>
          <table:table-cell office:value-type="float" office:value="155585.0"/>
          <table:table-cell office:value-type="float" office:value="533302.0"/>
          <table:table-cell office:value-type="float" office:value="198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1054"/>
          <table:table-cell office:value-type="float" office:value="1.28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587.0"/>
          <table:table-cell office:value-type="float" office:value="155585.0"/>
          <table:table-cell office:value-type="float" office:value="533302.0"/>
          <table:table-cell office:value-type="float" office:value="198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6656"/>
          <table:table-cell office:value-type="float" office:value="1.10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6.0"/>
          <table:table-cell office:value-type="float" office:value="2420.0"/>
          <table:table-cell office:value-type="float" office:value="116185.0"/>
          <table:table-cell office:value-type="float" office:value="408142.0"/>
          <table:table-cell office:value-type="float" office:value="1700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87077"/>
          <table:table-cell office:value-type="float" office:value="1.422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6.0"/>
          <table:table-cell office:value-type="float" office:value="1285.0"/>
          <table:table-cell office:value-type="float" office:value="155585.0"/>
          <table:table-cell office:value-type="float" office:value="533312.0"/>
          <table:table-cell office:value-type="float" office:value="198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7629"/>
          <table:table-cell office:value-type="float" office:value="1.39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9.0"/>
          <table:table-cell office:value-type="float" office:value="629.0"/>
          <table:table-cell office:value-type="float" office:value="155585.0"/>
          <table:table-cell office:value-type="float" office:value="533312.0"/>
          <table:table-cell office:value-type="float" office:value="198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4814"/>
          <table:table-cell office:value-type="float" office:value="1.147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6.0"/>
          <table:table-cell office:value-type="float" office:value="3568.0"/>
          <table:table-cell office:value-type="float" office:value="116185.0"/>
          <table:table-cell office:value-type="float" office:value="408152.0"/>
          <table:table-cell office:value-type="float" office:value="1715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99044"/>
          <table:table-cell office:value-type="float" office:value="2.503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28.0"/>
          <table:table-cell office:value-type="float" office:value="10212.0"/>
          <table:table-cell office:value-type="float" office:value="155585.0"/>
          <table:table-cell office:value-type="float" office:value="533321.0"/>
          <table:table-cell office:value-type="float" office:value="198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6639"/>
          <table:table-cell office:value-type="float" office:value="1.504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19.0"/>
          <table:table-cell office:value-type="float" office:value="1739.0"/>
          <table:table-cell office:value-type="float" office:value="155585.0"/>
          <table:table-cell office:value-type="float" office:value="533321.0"/>
          <table:table-cell office:value-type="float" office:value="198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5127"/>
          <table:table-cell office:value-type="float" office:value="1.063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2743.0"/>
          <table:table-cell office:value-type="float" office:value="116185.0"/>
          <table:table-cell office:value-type="float" office:value="408161.0"/>
          <table:table-cell office:value-type="float" office:value="1700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15264"/>
          <table:table-cell office:value-type="float" office:value="0.7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3933"/>
          <table:table-cell office:value-type="float" office:value="0.8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8882"/>
          <table:table-cell office:value-type="float" office:value="0.6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5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17901"/>
          <table:table-cell office:value-type="float" office:value="0.761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12.0"/>
          <table:table-cell office:value-type="float" office:value="2799.0"/>
          <table:table-cell office:value-type="float" office:value="69582.0"/>
          <table:table-cell office:value-type="float" office:value="232648.0"/>
          <table:table-cell office:value-type="float" office:value="142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3196"/>
          <table:table-cell office:value-type="float" office:value="1.207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783.0"/>
          <table:table-cell office:value-type="float" office:value="5103.0"/>
          <table:table-cell office:value-type="float" office:value="69582.0"/>
          <table:table-cell office:value-type="float" office:value="232648.0"/>
          <table:table-cell office:value-type="float" office:value="142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62488"/>
          <table:table-cell office:value-type="float" office:value="0.3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.0"/>
          <table:table-cell office:value-type="float" office:value="42593.0"/>
          <table:table-cell office:value-type="float" office:value="151346.0"/>
          <table:table-cell office:value-type="float" office:value="123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34806"/>
          <table:table-cell office:value-type="float" office:value="0.971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33.0"/>
          <table:table-cell office:value-type="float" office:value="4568.0"/>
          <table:table-cell office:value-type="float" office:value="69582.0"/>
          <table:table-cell office:value-type="float" office:value="232648.0"/>
          <table:table-cell office:value-type="float" office:value="143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4119"/>
          <table:table-cell office:value-type="float" office:value="1.251"/>
          <table:table-cell office:value-type="float" office:value="0.6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637.0"/>
          <table:table-cell office:value-type="float" office:value="7376.0"/>
          <table:table-cell office:value-type="float" office:value="69582.0"/>
          <table:table-cell office:value-type="float" office:value="232648.0"/>
          <table:table-cell office:value-type="float" office:value="1426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99735"/>
          <table:table-cell office:value-type="float" office:value="0.3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7.0"/>
          <table:table-cell office:value-type="float" office:value="42593.0"/>
          <table:table-cell office:value-type="float" office:value="151346.0"/>
          <table:table-cell office:value-type="float" office:value="1168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37817"/>
          <table:table-cell office:value-type="float" office:value="0.921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0.0"/>
          <table:table-cell office:value-type="float" office:value="3599.0"/>
          <table:table-cell office:value-type="float" office:value="69582.0"/>
          <table:table-cell office:value-type="float" office:value="232648.0"/>
          <table:table-cell office:value-type="float" office:value="142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0726"/>
          <table:table-cell office:value-type="float" office:value="0.788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77.0"/>
          <table:table-cell office:value-type="float" office:value="1004.0"/>
          <table:table-cell office:value-type="float" office:value="69582.0"/>
          <table:table-cell office:value-type="float" office:value="232648.0"/>
          <table:table-cell office:value-type="float" office:value="142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593"/>
          <table:table-cell office:value-type="float" office:value="0.3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413.0"/>
          <table:table-cell office:value-type="float" office:value="42593.0"/>
          <table:table-cell office:value-type="float" office:value="151346.0"/>
          <table:table-cell office:value-type="float" office:value="121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29745"/>
          <table:table-cell office:value-type="float" office:value="0.871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26.0"/>
          <table:table-cell office:value-type="float" office:value="2531.0"/>
          <table:table-cell office:value-type="float" office:value="69582.0"/>
          <table:table-cell office:value-type="float" office:value="232648.0"/>
          <table:table-cell office:value-type="float" office:value="142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1786"/>
          <table:table-cell office:value-type="float" office:value="0.959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72.0"/>
          <table:table-cell office:value-type="float" office:value="4941.0"/>
          <table:table-cell office:value-type="float" office:value="69582.0"/>
          <table:table-cell office:value-type="float" office:value="232648.0"/>
          <table:table-cell office:value-type="float" office:value="144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27211"/>
          <table:table-cell office:value-type="float" office:value="0.3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.0"/>
          <table:table-cell office:value-type="float" office:value="42593.0"/>
          <table:table-cell office:value-type="float" office:value="151346.0"/>
          <table:table-cell office:value-type="float" office:value="1261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63654"/>
          <table:table-cell office:value-type="float" office:value="1.252"/>
          <table:table-cell office:value-type="float" office:value="0.6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19.0"/>
          <table:table-cell office:value-type="float" office:value="6180.0"/>
          <table:table-cell office:value-type="float" office:value="69582.0"/>
          <table:table-cell office:value-type="float" office:value="232648.0"/>
          <table:table-cell office:value-type="float" office:value="142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1159"/>
          <table:table-cell office:value-type="float" office:value="1.004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9.0"/>
          <table:table-cell office:value-type="float" office:value="3787.0"/>
          <table:table-cell office:value-type="float" office:value="69582.0"/>
          <table:table-cell office:value-type="float" office:value="232648.0"/>
          <table:table-cell office:value-type="float" office:value="142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6662"/>
          <table:table-cell office:value-type="float" office:value="0.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359.0"/>
          <table:table-cell office:value-type="float" office:value="42593.0"/>
          <table:table-cell office:value-type="float" office:value="151346.0"/>
          <table:table-cell office:value-type="float" office:value="124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75994"/>
          <table:table-cell office:value-type="float" office:value="2.363"/>
          <table:table-cell office:value-type="float" office:value="1.06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37.0"/>
          <table:table-cell office:value-type="float" office:value="12966.0"/>
          <table:table-cell office:value-type="float" office:value="145224.0"/>
          <table:table-cell office:value-type="float" office:value="501982.0"/>
          <table:table-cell office:value-type="float" office:value="193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8147"/>
          <table:table-cell office:value-type="float" office:value="1.233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573.0"/>
          <table:table-cell office:value-type="float" office:value="145224.0"/>
          <table:table-cell office:value-type="float" office:value="501982.0"/>
          <table:table-cell office:value-type="float" office:value="192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0803"/>
          <table:table-cell office:value-type="float" office:value="1.29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8091.0"/>
          <table:table-cell office:value-type="float" office:value="120558.0"/>
          <table:table-cell office:value-type="float" office:value="421202.0"/>
          <table:table-cell office:value-type="float" office:value="1690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18093"/>
          <table:table-cell office:value-type="float" office:value="1.784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3.0"/>
          <table:table-cell office:value-type="float" office:value="4793.0"/>
          <table:table-cell office:value-type="float" office:value="145224.0"/>
          <table:table-cell office:value-type="float" office:value="501981.0"/>
          <table:table-cell office:value-type="float" office:value="192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2543"/>
          <table:table-cell office:value-type="float" office:value="1.33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1.0"/>
          <table:table-cell office:value-type="float" office:value="1396.0"/>
          <table:table-cell office:value-type="float" office:value="145224.0"/>
          <table:table-cell office:value-type="float" office:value="501981.0"/>
          <table:table-cell office:value-type="float" office:value="193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8682"/>
          <table:table-cell office:value-type="float" office:value="1.124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3481.0"/>
          <table:table-cell office:value-type="float" office:value="120558.0"/>
          <table:table-cell office:value-type="float" office:value="421201.0"/>
          <table:table-cell office:value-type="float" office:value="1699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19458"/>
          <table:table-cell office:value-type="float" office:value="1.789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4.0"/>
          <table:table-cell office:value-type="float" office:value="4079.0"/>
          <table:table-cell office:value-type="float" office:value="145224.0"/>
          <table:table-cell office:value-type="float" office:value="501981.0"/>
          <table:table-cell office:value-type="float" office:value="1936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6765"/>
          <table:table-cell office:value-type="float" office:value="3.836"/>
          <table:table-cell office:value-type="float" office:value="2.53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9845.0"/>
          <table:table-cell office:value-type="float" office:value="30410.0"/>
          <table:table-cell office:value-type="float" office:value="145224.0"/>
          <table:table-cell office:value-type="float" office:value="501981.0"/>
          <table:table-cell office:value-type="float" office:value="192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0699"/>
          <table:table-cell office:value-type="float" office:value="1.846"/>
          <table:table-cell office:value-type="float" office:value="1.0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2798.0"/>
          <table:table-cell office:value-type="float" office:value="13014.0"/>
          <table:table-cell office:value-type="float" office:value="120558.0"/>
          <table:table-cell office:value-type="float" office:value="421201.0"/>
          <table:table-cell office:value-type="float" office:value="1690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.32766"/>
          <table:table-cell office:value-type="float" office:value="4.729"/>
          <table:table-cell office:value-type="float" office:value="2.61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728.0"/>
          <table:table-cell office:value-type="float" office:value="12208.0"/>
          <table:table-cell office:value-type="float" office:value="145224.0"/>
          <table:table-cell office:value-type="float" office:value="501981.0"/>
          <table:table-cell office:value-type="float" office:value="193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751"/>
          <table:table-cell office:value-type="float" office:value="1.684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32.0"/>
          <table:table-cell office:value-type="float" office:value="3123.0"/>
          <table:table-cell office:value-type="float" office:value="145224.0"/>
          <table:table-cell office:value-type="float" office:value="501981.0"/>
          <table:table-cell office:value-type="float" office:value="1936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7191"/>
          <table:table-cell office:value-type="float" office:value="1.404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42.0"/>
          <table:table-cell office:value-type="float" office:value="6842.0"/>
          <table:table-cell office:value-type="float" office:value="120558.0"/>
          <table:table-cell office:value-type="float" office:value="421201.0"/>
          <table:table-cell office:value-type="float" office:value="170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23642"/>
          <table:table-cell office:value-type="float" office:value="1.874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687.0"/>
          <table:table-cell office:value-type="float" office:value="4812.0"/>
          <table:table-cell office:value-type="float" office:value="145224.0"/>
          <table:table-cell office:value-type="float" office:value="501983.0"/>
          <table:table-cell office:value-type="float" office:value="193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5138"/>
          <table:table-cell office:value-type="float" office:value="2.148"/>
          <table:table-cell office:value-type="float" office:value="0.93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563.0"/>
          <table:table-cell office:value-type="float" office:value="9431.0"/>
          <table:table-cell office:value-type="float" office:value="145224.0"/>
          <table:table-cell office:value-type="float" office:value="501983.0"/>
          <table:table-cell office:value-type="float" office:value="192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9288"/>
          <table:table-cell office:value-type="float" office:value="1.325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81.0"/>
          <table:table-cell office:value-type="float" office:value="8748.0"/>
          <table:table-cell office:value-type="float" office:value="120558.0"/>
          <table:table-cell office:value-type="float" office:value="421203.0"/>
          <table:table-cell office:value-type="float" office:value="1715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609204"/>
          <table:table-cell office:value-type="float" office:value="0.29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0.0"/>
          <table:table-cell office:value-type="float" office:value="1159.0"/>
          <table:table-cell office:value-type="float" office:value="23166.0"/>
          <table:table-cell office:value-type="float" office:value="78213.0"/>
          <table:table-cell office:value-type="float" office:value="114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92773"/>
          <table:table-cell office:value-type="float" office:value="0.2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5.0"/>
          <table:table-cell office:value-type="float" office:value="23166.0"/>
          <table:table-cell office:value-type="float" office:value="78213.0"/>
          <table:table-cell office:value-type="float" office:value="114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7715"/>
          <table:table-cell office:value-type="float" office:value="0.2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18213.0"/>
          <table:table-cell office:value-type="float" office:value="61991.0"/>
          <table:table-cell office:value-type="float" office:value="1026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64584"/>
          <table:table-cell office:value-type="float" office:value="0.519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7.0"/>
          <table:table-cell office:value-type="float" office:value="3468.0"/>
          <table:table-cell office:value-type="float" office:value="23166.0"/>
          <table:table-cell office:value-type="float" office:value="78213.0"/>
          <table:table-cell office:value-type="float" office:value="1148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986"/>
          <table:table-cell office:value-type="float" office:value="0.2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8.0"/>
          <table:table-cell office:value-type="float" office:value="23166.0"/>
          <table:table-cell office:value-type="float" office:value="78213.0"/>
          <table:table-cell office:value-type="float" office:value="110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8543"/>
          <table:table-cell office:value-type="float" office:value="0.2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.0"/>
          <table:table-cell office:value-type="float" office:value="18213.0"/>
          <table:table-cell office:value-type="float" office:value="61991.0"/>
          <table:table-cell office:value-type="float" office:value="1030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30245"/>
          <table:table-cell office:value-type="float" office:value="0.2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1.0"/>
          <table:table-cell office:value-type="float" office:value="569.0"/>
          <table:table-cell office:value-type="float" office:value="23166.0"/>
          <table:table-cell office:value-type="float" office:value="78213.0"/>
          <table:table-cell office:value-type="float" office:value="114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2477"/>
          <table:table-cell office:value-type="float" office:value="0.2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23166.0"/>
          <table:table-cell office:value-type="float" office:value="78213.0"/>
          <table:table-cell office:value-type="float" office:value="114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88669"/>
          <table:table-cell office:value-type="float" office:value="0.1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0"/>
          <table:table-cell office:value-type="float" office:value="18213.0"/>
          <table:table-cell office:value-type="float" office:value="61991.0"/>
          <table:table-cell office:value-type="float" office:value="1101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576187"/>
          <table:table-cell office:value-type="float" office:value="0.26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23166.0"/>
          <table:table-cell office:value-type="float" office:value="78213.0"/>
          <table:table-cell office:value-type="float" office:value="110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87629"/>
          <table:table-cell office:value-type="float" office:value="0.2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0"/>
          <table:table-cell office:value-type="float" office:value="23166.0"/>
          <table:table-cell office:value-type="float" office:value="78213.0"/>
          <table:table-cell office:value-type="float" office:value="109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01396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18213.0"/>
          <table:table-cell office:value-type="float" office:value="61991.0"/>
          <table:table-cell office:value-type="float" office:value="110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07704"/>
          <table:table-cell office:value-type="float" office:value="0.24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33.0"/>
          <table:table-cell office:value-type="float" office:value="1220.0"/>
          <table:table-cell office:value-type="float" office:value="23166.0"/>
          <table:table-cell office:value-type="float" office:value="78213.0"/>
          <table:table-cell office:value-type="float" office:value="110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1517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23166.0"/>
          <table:table-cell office:value-type="float" office:value="78213.0"/>
          <table:table-cell office:value-type="float" office:value="1102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43169"/>
          <table:table-cell office:value-type="float" office:value="0.24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8213.0"/>
          <table:table-cell office:value-type="float" office:value="61991.0"/>
          <table:table-cell office:value-type="float" office:value="1084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